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501151067715" calcext:value-type="float">
            <text:p>97,15</text:p>
          </table:table-cell>
          <table:table-cell table:style-name="ce3" table:formula="of:=([.F2]/12597)*100" office:value-type="float" office:value="2.84988489322855" calcext:value-type="float">
            <text:p>2,85</text:p>
          </table:table-cell>
          <table:table-cell office:value-type="float" office:value="7244" calcext:value-type="float">
            <text:p>7244</text:p>
          </table:table-cell>
          <table:table-cell table:style-name="ce4" table:formula="of:=[.E18]+[.H18]" office:value-type="float" office:value="12238" calcext:value-type="float">
            <text:p>12238</text:p>
          </table:table-cell>
          <table:table-cell table:formula="of:=12597-[.E2]" office:value-type="float" office:value="359" calcext:value-type="float">
            <text:p>359</text:p>
          </table:table-cell>
          <table:table-cell office:value-type="float" office:value="69.1130640507" calcext:value-type="float">
            <text:p>69,1130640507</text:p>
          </table:table-cell>
          <table:table-cell office:value-type="float" office:value="11.5965209007" calcext:value-type="float">
            <text:p>11,596520900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2136222910217" calcext:value-type="float">
            <text:p>97,21</text:p>
          </table:table-cell>
          <table:table-cell table:style-name="ce3" table:formula="of:=([.F3]/12597)*100" office:value-type="float" office:value="2.78637770897833" calcext:value-type="float">
            <text:p>2,79</text:p>
          </table:table-cell>
          <table:table-cell office:value-type="float" office:value="7238" calcext:value-type="float">
            <text:p>7238</text:p>
          </table:table-cell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70.0176239014" calcext:value-type="float">
            <text:p>70,0176239014</text:p>
          </table:table-cell>
          <table:table-cell office:value-type="float" office:value="11.5550918579" calcext:value-type="float">
            <text:p>11,55509185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 office:value-type="float" office:value="7307" calcext:value-type="float">
            <text:p>7307</text:p>
          </table:table-cell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122.618358135" calcext:value-type="float">
            <text:p>122,618358135</text:p>
          </table:table-cell>
          <table:table-cell office:value-type="float" office:value="11.6663100719" calcext:value-type="float">
            <text:p>11,66631007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6026037945543" calcext:value-type="float">
            <text:p>97,60</text:p>
          </table:table-cell>
          <table:table-cell table:style-name="ce3" table:formula="of:=([.F5]/12597)*100" office:value-type="float" office:value="2.39739620544574" calcext:value-type="float">
            <text:p>2,40</text:p>
          </table:table-cell>
          <table:table-cell office:value-type="float" office:value="7217" calcext:value-type="float">
            <text:p>7217</text:p>
          </table:table-cell>
          <table:table-cell table:style-name="ce4" table:formula="of:=[.E21]+[.H21]" office:value-type="float" office:value="12295" calcext:value-type="float">
            <text:p>12295</text:p>
          </table:table-cell>
          <table:table-cell table:formula="of:=12597-[.E5]" office:value-type="float" office:value="302" calcext:value-type="float">
            <text:p>302</text:p>
          </table:table-cell>
          <table:table-cell office:value-type="float" office:value="74.0450599194" calcext:value-type="float">
            <text:p>74,0450599194</text:p>
          </table:table-cell>
          <table:table-cell office:value-type="float" office:value="11.534337759" calcext:value-type="float">
            <text:p>11,5343377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565134555847" calcext:value-type="float">
            <text:p>97,36</text:p>
          </table:table-cell>
          <table:table-cell table:style-name="ce3" table:formula="of:=([.F6]/12597)*100" office:value-type="float" office:value="2.64348654441534" calcext:value-type="float">
            <text:p>2,64</text:p>
          </table:table-cell>
          <table:table-cell office:value-type="float" office:value="6957" calcext:value-type="float">
            <text:p>6957</text:p>
          </table:table-cell>
          <table:table-cell table:style-name="ce4" table:formula="of:=[.E22]+[.H22]" office:value-type="float" office:value="12264" calcext:value-type="float">
            <text:p>12264</text:p>
          </table:table-cell>
          <table:table-cell table:formula="of:=12597-[.E6]" office:value-type="float" office:value="333" calcext:value-type="float">
            <text:p>333</text:p>
          </table:table-cell>
          <table:table-cell office:value-type="float" office:value="77.7682769299" calcext:value-type="float">
            <text:p>77,7682769299</text:p>
          </table:table-cell>
          <table:table-cell office:value-type="float" office:value="11.100867033" calcext:value-type="float">
            <text:p>11,10086703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899261728983" calcext:value-type="float">
            <text:p>97,69</text:p>
          </table:table-cell>
          <table:table-cell table:style-name="ce3" table:formula="of:=([.F7]/12597)*100" office:value-type="float" office:value="2.31007382710169" calcext:value-type="float">
            <text:p>2,31</text:p>
          </table:table-cell>
          <table:table-cell office:value-type="float" office:value="7225" calcext:value-type="float">
            <text:p>7225</text:p>
          </table:table-cell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200.933115959" calcext:value-type="float">
            <text:p>200,933115959</text:p>
          </table:table-cell>
          <table:table-cell office:value-type="float" office:value="11.5505421162" calcext:value-type="float">
            <text:p>11,55054211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898070969278" calcext:value-type="float">
            <text:p>97,19</text:p>
          </table:table-cell>
          <table:table-cell table:style-name="ce3" table:formula="of:=([.F8]/12597)*100" office:value-type="float" office:value="2.81019290307216" calcext:value-type="float">
            <text:p>2,81</text:p>
          </table:table-cell>
          <table:table-cell office:value-type="float" office:value="7148" calcext:value-type="float">
            <text:p>7148</text:p>
          </table:table-cell>
          <table:table-cell table:style-name="ce4" table:formula="of:=[.E24]+[.H24]" office:value-type="float" office:value="12243" calcext:value-type="float">
            <text:p>12243</text:p>
          </table:table-cell>
          <table:table-cell table:formula="of:=12597-[.E8]" office:value-type="float" office:value="354" calcext:value-type="float">
            <text:p>354</text:p>
          </table:table-cell>
          <table:table-cell office:value-type="float" office:value="85.0696001053" calcext:value-type="float">
            <text:p>85,0696001053</text:p>
          </table:table-cell>
          <table:table-cell office:value-type="float" office:value="11.4256968498" calcext:value-type="float">
            <text:p>11,42569684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142.347030878" calcext:value-type="float">
            <text:p>142,347030878</text:p>
          </table:table-cell>
          <table:table-cell office:value-type="float" office:value="20.0430412292" calcext:value-type="float">
            <text:p>20,043041229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3168214654283" calcext:value-type="float">
            <text:p>97,32</text:p>
          </table:table-cell>
          <table:table-cell table:style-name="ce3" table:formula="of:=([.F10]/12597)*100" office:value-type="float" office:value="2.68317853457172" calcext:value-type="float">
            <text:p>2,68</text:p>
          </table:table-cell>
          <table:table-cell office:value-type="float" office:value="7290" calcext:value-type="float">
            <text:p>7290</text:p>
          </table:table-cell>
          <table:table-cell table:style-name="ce4" table:formula="of:=[.E26]+[.H26]" office:value-type="float" office:value="12259" calcext:value-type="float">
            <text:p>12259</text:p>
          </table:table-cell>
          <table:table-cell table:formula="of:=12597-[.E10]" office:value-type="float" office:value="338" calcext:value-type="float">
            <text:p>338</text:p>
          </table:table-cell>
          <table:table-cell office:value-type="float" office:value="72.6327769756" calcext:value-type="float">
            <text:p>72,6327769756</text:p>
          </table:table-cell>
          <table:table-cell office:value-type="float" office:value="11.9241981506" calcext:value-type="float">
            <text:p>11,924198150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930062713344" calcext:value-type="float">
            <text:p>97,29</text:p>
          </table:table-cell>
          <table:table-cell table:style-name="ce3" table:formula="of:=([.F11]/12597)*100" office:value-type="float" office:value="2.70699372866556" calcext:value-type="float">
            <text:p>2,71</text:p>
          </table:table-cell>
          <table:table-cell office:value-type="float" office:value="7212" calcext:value-type="float">
            <text:p>7212</text:p>
          </table:table-cell>
          <table:table-cell table:style-name="ce4" table:formula="of:=[.E27]+[.H27]" office:value-type="float" office:value="12256" calcext:value-type="float">
            <text:p>12256</text:p>
          </table:table-cell>
          <table:table-cell table:formula="of:=12597-[.E11]" office:value-type="float" office:value="341" calcext:value-type="float">
            <text:p>341</text:p>
          </table:table-cell>
          <table:table-cell office:value-type="float" office:value="120.127383947" calcext:value-type="float">
            <text:p>120,127383947</text:p>
          </table:table-cell>
          <table:table-cell office:value-type="float" office:value="11.5619051456" calcext:value-type="float">
            <text:p>11,561905145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04707470033" calcext:value-type="float">
            <text:p>97,310470747</text:p>
          </table:table-cell>
          <table:table-cell table:formula="of:=AVERAGE([.C2:.C11])" office:value-type="float" office:value="2.68952925299675" calcext:value-type="float">
            <text:p>2,689529253</text:p>
          </table:table-cell>
          <table:table-cell table:formula="of:=SUM([.D2:.D11])/10" office:value-type="float" office:value="7743.6" calcext:value-type="float">
            <text:p>7743,6</text:p>
          </table:table-cell>
          <table:table-cell table:formula="of:=AVERAGE([.E2:.E11])" office:value-type="float" office:value="12258.2" calcext:value-type="float">
            <text:p>12258,2</text:p>
          </table:table-cell>
          <table:table-cell table:formula="of:=AVERAGE([.F2:.F11])" office:value-type="float" office:value="338.8" calcext:value-type="float">
            <text:p>338,8</text:p>
          </table:table-cell>
          <table:table-cell table:formula="of:=SUM([.G2:.G11])/10" office:value-type="float" office:value="103.46722908013" calcext:value-type="float">
            <text:p>103,4672290801</text:p>
          </table:table-cell>
          <table:table-cell table:formula="of:=SUM([.H2:.H11])/10" office:value-type="float" office:value="12.39585111139" calcext:value-type="float">
            <text:p>12,395851111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14717789949988" calcext:value-type="float">
            <text:p>0,614717789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8.5" calcext:value-type="float">
            <text:p>5848,5</text:p>
          </table:table-cell>
          <table:table-cell table:formula="of:=AVERAGE([.G18:.G27])" office:value-type="float" office:value="14.2" calcext:value-type="float">
            <text:p>14,2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403" calcext:value-type="float">
            <text:p>64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4.6" calcext:value-type="float">
            <text:p>324,6</text:p>
          </table:table-cell>
          <table:table-cell table:formula="of:=AVERAGE([.H18:.H27])" office:value-type="float" office:value="6409.7" calcext:value-type="float">
            <text:p>6409,7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 table:formula="of:=12597-SUM([.E19:.G19])" office:value-type="float" office:value="6400" calcext:value-type="float">
            <text:p>64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1" calcext:value-type="float">
            <text:p>5771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formula="of:=12597-SUM([.E20:.G20])" office:value-type="float" office:value="6486" calcext:value-type="float">
            <text:p>648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8.5" calcext:value-type="float">
            <text:p>5848,5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12597-SUM([.E21:.G21])" office:value-type="float" office:value="6429" calcext:value-type="float">
            <text:p>642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4.6" calcext:value-type="float">
            <text:p>324,6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table:formula="of:=12597-SUM([.E22:.G22])" office:value-type="float" office:value="6411" calcext:value-type="float">
            <text:p>641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4.2" calcext:value-type="float">
            <text:p>14,2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formula="of:=12597-SUM([.E23:.G23])" office:value-type="float" office:value="6440" calcext:value-type="float">
            <text:p>64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9.7" calcext:value-type="float">
            <text:p>6409,7</text:p>
          </table:table-cell>
          <table:table-cell table:number-columns-repeated="2"/>
          <table:table-cell office:value-type="float" office:value="5903" calcext:value-type="float">
            <text:p>5903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340" calcext:value-type="float">
            <text:p>634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formula="of:=12597-SUM([.E25:.G25])" office:value-type="float" office:value="6379" calcext:value-type="float">
            <text:p>63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451" calcext:value-type="float">
            <text:p>64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8" calcext:value-type="float">
            <text:p>635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04707470033" calcext:value-type="float">
            <text:p>0,9731047075</text:p>
          </table:table-cell>
          <table:table-cell table:number-columns-repeated="2"/>
          <table:table-cell table:formula="of:=SUM([.E18:.E27])/10" office:value-type="float" office:value="5848.5" calcext:value-type="float">
            <text:p>5848,5</text:p>
          </table:table-cell>
          <table:table-cell table:formula="of:=SUM([.F18:.F27])/10" office:value-type="float" office:value="324.6" calcext:value-type="float">
            <text:p>324,6</text:p>
          </table:table-cell>
          <table:table-cell table:formula="of:=SUM([.G18:.G27])/10" office:value-type="float" office:value="14.2" calcext:value-type="float">
            <text:p>14,2</text:p>
          </table:table-cell>
          <table:table-cell table:formula="of:=SUM([.H18:.H27])/10" office:value-type="float" office:value="6409.7" calcext:value-type="float">
            <text:p>6409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952925299675" calcext:value-type="float">
            <text:p>0,0268952925</text:p>
          </table:table-cell>
          <table:table-cell table:number-columns-repeated="2"/>
          <table:table-cell table:formula="of:=SUM([.E18:.E27])" office:value-type="float" office:value="58485" calcext:value-type="float">
            <text:p>58485</text:p>
          </table:table-cell>
          <table:table-cell table:formula="of:=SUM([.F18:.F27])" office:value-type="float" office:value="3246" calcext:value-type="float">
            <text:p>3246</text:p>
          </table:table-cell>
          <table:table-cell table:formula="of:=SUM([.G18:.G27])" office:value-type="float" office:value="142" calcext:value-type="float">
            <text:p>142</text:p>
          </table:table-cell>
          <table:table-cell table:formula="of:=SUM([.H18:.H27])" office:value-type="float" office:value="64097" calcext:value-type="float">
            <text:p>6409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577907789926" calcext:value-type="float">
            <text:p>0,9975779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798999153587" calcext:value-type="float">
            <text:p>0,95179899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3:37.2258669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48S</meta:editing-duration>
    <meta:editing-cycles>7</meta:editing-cycles>
    <meta:generator>LibreOffice/5.1.6.2$Linux_X86_64 LibreOffice_project/10m0$Build-2</meta:generator>
    <dc:date>2018-01-24T00:56:30.443084634</dc:date>
    <meta:document-statistic meta:table-count="1" meta:cell-count="181" meta:object-count="0"/>
  </office:meta>
</office:document-meta>
</file>